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5e256"/>
    </style:style>
    <style:style style:name="P2" style:family="paragraph" style:parent-style-name="Standard">
      <style:paragraph-properties fo:text-align="center" style:justify-single-word="false"/>
      <style:text-properties officeooo:rsid="0005e256" officeooo:paragraph-rsid="0005e256"/>
    </style:style>
    <style:style style:name="P3" style:family="paragraph" style:parent-style-name="Standard">
      <style:paragraph-properties fo:text-align="start" style:justify-single-word="false"/>
      <style:text-properties officeooo:rsid="0005e256" officeooo:paragraph-rsid="0005e256"/>
    </style:style>
    <style:style style:name="P4" style:family="paragraph" style:parent-style-name="Standard">
      <style:paragraph-properties fo:text-align="start" style:justify-single-word="false"/>
      <style:text-properties officeooo:rsid="0005e256" officeooo:paragraph-rsid="0009723a"/>
    </style:style>
    <style:style style:name="P5" style:family="paragraph" style:parent-style-name="Standard">
      <style:paragraph-properties fo:text-align="start" style:justify-single-word="false"/>
      <style:text-properties officeooo:rsid="000843ce" officeooo:paragraph-rsid="0005e256"/>
    </style:style>
    <style:style style:name="P6" style:family="paragraph" style:parent-style-name="Standard">
      <style:paragraph-properties fo:text-align="center" style:justify-single-word="false"/>
      <style:text-properties officeooo:rsid="0009723a" officeooo:paragraph-rsid="0009723a"/>
    </style:style>
    <style:style style:name="P7" style:family="paragraph" style:parent-style-name="Standard">
      <style:paragraph-properties fo:text-align="start" style:justify-single-word="false"/>
      <style:text-properties officeooo:rsid="0009723a" officeooo:paragraph-rsid="0009723a"/>
    </style:style>
    <style:style style:name="P8" style:family="paragraph" style:parent-style-name="Standard">
      <style:paragraph-properties fo:text-align="start" style:justify-single-word="false"/>
      <style:text-properties officeooo:rsid="0009723a" officeooo:paragraph-rsid="0009723a"/>
    </style:style>
    <style:style style:name="P9" style:family="paragraph" style:parent-style-name="Standard">
      <style:paragraph-properties fo:text-align="start" style:justify-single-word="false"/>
      <style:text-properties officeooo:rsid="000bb3c9" officeooo:paragraph-rsid="000bb3c9"/>
    </style:style>
    <style:style style:name="P10" style:family="paragraph" style:parent-style-name="Standard">
      <style:paragraph-properties fo:text-align="start" style:justify-single-word="false"/>
      <style:text-properties officeooo:rsid="000bb3c9" officeooo:paragraph-rsid="000c2cb0"/>
    </style:style>
    <style:style style:name="P11" style:family="paragraph" style:parent-style-name="Standard">
      <style:paragraph-properties fo:text-align="center" style:justify-single-word="false"/>
      <style:text-properties officeooo:rsid="000bb3c9" officeooo:paragraph-rsid="000c2cb0"/>
    </style:style>
    <style:style style:name="T1" style:family="text">
      <style:text-properties officeooo:rsid="0005e256"/>
    </style:style>
    <style:style style:name="T2" style:family="text">
      <style:text-properties officeooo:rsid="0006327f"/>
    </style:style>
    <style:style style:name="T3" style:family="text">
      <style:text-properties officeooo:rsid="00079dcc"/>
    </style:style>
    <style:style style:name="T4" style:family="text">
      <style:text-properties officeooo:rsid="000843ce"/>
    </style:style>
    <style:style style:name="T5" style:family="text">
      <style:text-properties officeooo:rsid="0009723a"/>
    </style:style>
    <style:style style:name="T6" style:family="text">
      <style:text-properties officeooo:rsid="000a5fab"/>
    </style:style>
    <style:style style:name="T7" style:family="text">
      <style:text-properties officeooo:rsid="000c2c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dline 1 </text:p>
      <text:p text:style-name="P2"/>
      <text:p text:style-name="P1"><text:span text:style-name="T1">Tiedostolukija\kirjoittajaa testattu lukemalla tiedosto ja välittömästi kirjoittamalla se takaisin uuteen tiedostoon ja vertailemalla silmämääräisesti tekstiä. Näyttäisi toimivan oikein, pitänee kirjoittaa yksikkötestit. </text:span><text:span text:style-name="T2">Ison tiedoston lukeminen\kirjoittaminen hidasta, n. 7 sekuntia 3 megan tiedoston lukemiseen ja kirjoittamiseen. </text:span><text:span text:style-name="T3">Vaihtamalla Data(Input\Output)Stream vastaaviksi BufferedStreameiksi </text:span><text:span text:style-name="T4">suorityskyky parani merkittävästi</text:span><text:span text:style-name="T3">, n. Sekunti tieodoston lukemiseen. Jatketaan tällä linjalla.</text:span></text:p>
      <text:p text:style-name="P3"/>
      <text:p text:style-name="P3">OmaArrayListille <text:span text:style-name="T4">ja OmaMinimiPriorityQueuelle</text:span> kirjoitettu yksikkötestit ja varmistettu <text:span text:style-name="T4">että läpäisevät testit.</text:span></text:p>
      <text:p text:style-name="P5"/>
      <text:p text:style-name="P6">Deadline 2</text:p>
      <text:p text:style-name="P6"/>
      <text:p text:style-name="P7">Algoritmia testailtu käsin, vertailtu alkutiedoston ja puretun tiedoston hasheja ja todettu ne samoiksi jolloin tiedostot suurella todennäköisyydellä on sama. Toteutettu hashmap ja tälle yksikkötestit</text:p>
      <text:p text:style-name="P7"/>
      <text:p text:style-name="P6">Deadline 3</text:p>
      <text:p text:style-name="P7"/>
      <text:p text:style-name="P4"><text:span text:style-name="T5">Algoritmia edelleen testailtu käsipelin muutosten jälkeen vertailemalla hasheja. </text:span><text:span text:style-name="T6">Bugien metsästys välillä ollut aikaavievää joten älykkäämpi ihminen olisi varmaan tehnyt yksikkötestit jolloin bugin paikallistaminen olisi ollut helpompaa - toisaalta suuret muutokset algoritmin toteutukseen ja osittain itse algoritmiin (koodien kanonisoinnin lisäys esim) rikkoo yksikkötestit joten en osaa sanoa olisiko yksikkötestien jatkuviin päivityksiin lopulta mennyt enemmän aikaa.</text:span></text:p>
      <text:p text:style-name="P7"/>
      <text:p text:style-name="P9">Kaikille luokille nyt yksikkötestejä; kattavuutta voinee vielä parantaa varsinkin väärien syötteiden ostalta. Pohdin vielä josko luokkia pitäisi pilkkoa pienemmiksi yksityisten metodien testaamiseksi.</text:p>
      <text:p text:style-name="P9"/>
      <text:p text:style-name="P11"><text:span text:style-name="T7">Deadline 4</text:span></text:p>
      <text:p text:style-name="P11"><text:span text:style-name="T7"/></text:p>
      <text:p text:style-name="P10"><text:span text:style-name="T7">Yksikkötestejä on laajennettu hieman, mutta en ole edelleenkään tyytyväinen näiden kattavuuteen. Ennen palautusta tätä on parannettava. Tein myös nopeustestailua sekä omien tietorakenneimplementaatioiden ja algoritmin kanssa. Prioriteettijonon tehokkuus (tai tehottomuus) pistää silmään; javan oma on ~8 kertaa nopeampi. Hieman ihmetyttää se, että prioriteettijono nopeutui huomattavasti kun sisäisesti omaa ArrayListiä ei enää käytettykään rajapinnan kautta vaan suoraan; noin 30% nopeutuminen. Ylimääräinen muistiluku ilmeisesti maksoi huomattavasti kun ajon aikana jouduttiin tarkistamaan mikä luokka oikeasti asuikaan rajapinnan takaan.</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14S</meta:editing-duration>
    <meta:editing-cycles>10</meta:editing-cycles>
    <meta:generator>LibreOffice/4.0.3.3$Windows_x86 LibreOffice_project/0eaa50a932c8f2199a615e1eb30f7ac74279539</meta:generator>
    <dc:date>2013-08-22T20:09:38.89</dc:date>
    <meta:document-statistic meta:table-count="0" meta:image-count="0" meta:object-count="0" meta:page-count="1" meta:paragraph-count="10" meta:word-count="240" meta:character-count="2158" meta:non-whitespace-character-count="1927"/>
    <meta:user-defined meta:name="Info 1"/>
    <meta:user-defined meta:name="Info 2"/>
    <meta:user-defined meta:name="Info 3"/>
    <meta:user-defined meta:name="Info 4"/>
  </office:meta>
</office:document-meta>
</file>